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Consolas" svg:font-family="Consolas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99.99pt"/>
    </style:style>
    <style:style style:name="co4" style:family="table-column">
      <style:table-column-properties fo:break-before="auto" style:column-width="400pt"/>
    </style:style>
    <style:style style:name="co5" style:family="table-column">
      <style:table-column-properties fo:break-before="auto" style:column-width="19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Accen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Accent">
      <style:table-cell-properties style:text-align-source="value-type" style:repeat-content="false"/>
      <style:paragraph-properties fo:margin-left="0pt"/>
    </style:style>
    <style:style style:name="ce4" style:family="table-cell" style:parent-style-name="Accent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Accent_20_3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ext-properties fo:color="#000000" style:text-outline="false" style:text-line-through-style="none" style:text-line-through-type="none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value-type" style:repeat-content="false"/>
      <style:paragraph-properties fo:margin-left="0pt"/>
    </style:style>
    <style:style style:name="ce12" style:family="table-cell" style:parent-style-name="Accent_20_3">
      <style:table-cell-properties style:text-align-source="value-type" style:repeat-content="false"/>
      <style:paragraph-properties fo:margin-left="0pt"/>
    </style:style>
    <style:style style:name="ce14" style:family="table-cell" style:parent-style-name="Accen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tegories" table:style-name="ta1">
        <table:table-column table:style-name="co1" table:default-cell-style-name="Default"/>
        <table:table-column table:style-name="co2" table:number-columns-repeated="3" table:default-cell-style-name="ce10"/>
        <table:table-column table:style-name="co2" table:number-columns-repeated="2" table:default-cell-style-name="Default"/>
        <table:table-column table:style-name="co2" table:default-cell-style-name="ce10"/>
        <table:table-row table:style-name="ro1">
          <table:table-cell table:style-name="Accent" office:value-type="string" calcext:value-type="string">
            <text:p>Category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Accent"/>
          <table:table-cell table:style-name="Accent" office:value-type="string" calcext:value-type="string">
            <text:p>Color</text:p>
          </table:table-cell>
          <table:table-cell table:style-name="ce8" office:value-type="string" calcext:value-type="string">
            <text:p>Hue</text:p>
          </table:table-cell>
        </table:table-row>
        <table:table-row table:style-name="ro1">
          <table:table-cell office:value-type="string" calcext:value-type="string">
            <text:p><text:span text:style-name="T1">Baseline</text:span> (Background)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span text:style-name="T1">Baseline</text:span> (Foreground)</text:p>
          </table:table-cell>
          <table:table-cell table:number-columns-repeated="3" office:value-type="float" office:value="220" calcext:value-type="float">
            <text:p>220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ution-1</text:p>
          </table:table-cell>
          <table:table-cell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ution-2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aution-3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eyword-1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Keyword-2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Blu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Muted-Comment</text:p>
          </table:table-cell>
          <table:table-cell table:number-columns-repeated="3" office:value-type="float" office:value="96" calcext:value-type="float">
            <text:p>96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ted-Delimiter</text:p>
          </table:table-cell>
          <table:table-cell table:number-columns-repeated="3" office:value-type="float" office:value="128" calcext:value-type="float">
            <text:p>128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ted-Highlight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uted-Preprocessor</text:p>
          </table:table-cell>
          <table:table-cell table:number-columns-repeated="3" table:style-name="Default" office:value-type="float" office:value="160" calcext:value-type="float">
            <text:p>160</text:p>
          </table:table-cell>
          <table:table-cell/>
          <table:table-cell office:value-type="string" calcext:value-type="string">
            <text:p>Gra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umeric-Literal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quiggles-Green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Green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quiggles-Red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4" calcext:value-type="float">
            <text:p>104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String-1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Magent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ring-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Purple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String-3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Magent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ype-1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ype-2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Cyan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Variable-Alt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133" calcext:value-type="float">
            <text:p>133</text:p>
          </table:table-cell>
          <table:table-cell/>
          <table:table-cell office:value-type="string" calcext:value-type="string">
            <text:p>Red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5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ext Editor v1" table:style-name="ta1">
        <table:table-column table:style-name="co1" table:default-cell-style-name="Default"/>
        <table:table-column table:style-name="co2" table:number-columns-repeated="6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2">
          <table:table-cell table:style-name="ce11"/>
          <table:table-cell table:style-name="ce4" office:value-type="string" calcext:value-type="string" table:number-columns-spanned="3" table:number-rows-spanned="1">
            <text:p>Foreground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4"/>
          <table:table-cell table:style-name="ce11" table:number-columns-repeated="3"/>
          <table:table-cell table:style-name="ce25" table:number-columns-repeated="1011"/>
        </table:table-row>
        <table:table-row table:style-name="ro2">
          <table:table-cell table:style-name="Accent" office:value-type="string" calcext:value-type="string">
            <text:p>Display item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Accent"/>
          <table:table-cell table:style-name="Accent" office:value-type="string" calcext:value-type="string">
            <text:p>Name in settings file</text:p>
          </table:table-cell>
          <table:table-cell table:style-name="Accent" office:value-type="string" calcext:value-type="string">
            <text:p>Not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ce Matching</text:p>
          </table:table-cell>
          <table:table-cell table:number-columns-repeated="8"/>
          <table:table-cell office:value-type="string" calcext:value-type="string">
            <text:p>Consider using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ce Matching (Rectangle)</text:p>
          </table:table-cell>
          <table:table-cell table:number-columns-repeated="3"/>
          <table:table-cell table:number-columns-repeated="3" office:value-type="float" office:value="64" calcext:value-type="float">
            <text:p>64</text:p>
          </table:table-cell>
          <table:table-cell/>
          <table:table-cell office:value-type="string" calcext:value-type="string">
            <text:p>Brace Matching (Rectangle)</text:p>
          </table:table-cell>
          <table:table-cell office:value-type="string" calcext:value-type="string">
            <text:p>Consider using background (24,64,112), Is this only for C/C++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Commen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mpiler Error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compiler error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xcluded Code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4"/>
          <table:table-cell office:value-type="string" calcext:value-type="string">
            <text:p>Excluded Code</text:p>
          </table:table-cell>
          <table:table-cell office:value-type="string" calcext:value-type="string">
            <text:p>Consider using same colors as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# Disposable Values (locals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FSharp.DisposableLocaValue</text:p>
          </table:table-cell>
          <table:table-cell office:value-type="string" calcext:value-type="string">
            <text:p>Automatic inherits "Identifier"→"Plain Tex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#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FSharp.Function</text:p>
          </table:table-cell>
          <table:table-cell office:value-type="string" calcext:value-type="string">
            <text:p>Automatic inherits "Identifier"→"Plain Tex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ighlighted Definition</text:p>
          </table:table-cell>
          <table:table-cell table:number-columns-repeated="8"/>
          <table:table-cell office:value-type="string" calcext:value-type="string">
            <text:p>Consider using foreground and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ighlighted Reference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131" calcext:value-type="float">
            <text:p>131</text:p>
          </table:table-cell>
          <table:table-cell table:number-columns-repeated="4"/>
          <table:table-cell table:style-name="ce20" office:value-type="string" calcext:value-type="string">
            <text:p>MarkerFormatDefinition/HighlightedReference</text:p>
          </table:table-cell>
          <table:table-cell office:value-type="string" calcext:value-type="string">
            <text:p>Consider using automatic foreground w/ background (24,64,112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eprocessor Keyword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table:number-columns-repeated="4"/>
          <table:table-cell table:style-name="ce20" office:value-type="string" calcext:value-type="string">
            <text:p>Preprocessor Keyword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Str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ring – Escape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string – escape character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ring – Verbatim</text:p>
          </table:table-cell>
          <table:table-cell table:number-columns-repeated="8"/>
          <table:table-cell office:value-type="string" calcext:value-type="string">
            <text:p>Consider using same colors as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ack Changes after save</text:p>
          </table:table-cell>
          <table:table-cell table:number-columns-repeated="3"/>
          <table:table-cell table:number-columns-repeated="3" office:value-type="float" office:value="96" calcext:value-type="float">
            <text:p>96</text:p>
          </table:table-cell>
          <table:table-cell/>
          <table:table-cell office:value-type="string" calcext:value-type="string">
            <text:p>Track Changes after s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ack Changes before save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ack Changes before sav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ser Members – Extension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extension method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Members – Loca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local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Members –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method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Types – Enum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 office:value-type="string" calcext:value-type="string">
            <text:p>Automatic</text:p>
          </table:covered-table-cell>
          <table:table-cell table:number-columns-repeated="4"/>
          <table:table-cell office:value-type="string" calcext:value-type="string">
            <text:p>enum name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A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AML Comment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ML Commen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XML Doc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table:style-name="ce20" office:value-type="string" calcext:value-type="string">
            <text:p>XML Doc Comment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XML Doc Tag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XML Doc Tag</text:p>
          </table:table-cell>
          <table:table-cell office:value-type="string" calcext:value-type="string">
            <text:p>Consider using default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19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CSS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CSS Comment</text:p>
          </table:table-cell>
          <table:table-cell office:value-type="string" calcext:value-type="string">
            <text:p>This one got stomped, match colors with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TML Client Template Value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HtmlClientTemplateValueFormatDefinition</text:p>
          </table:table-cell>
          <table:table-cell office:value-type="string" calcext:value-type="string">
            <text:p>This one got stomped, match colors with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TML Comment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4"/>
          <table:table-cell office:value-type="string" calcext:value-type="string">
            <text:p>HTML Comment</text:p>
          </table:table-cell>
          <table:table-cell office:value-type="string" calcext:value-type="string">
            <text:p>This one got stomped, match colors with "Comment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ser Types – Structur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table:number-columns-repeated="4"/>
          <table:table-cell office:value-type="string" calcext:value-type="string">
            <text:p>struct name</text:p>
          </table:table-cell>
          <table:table-cell office:value-type="string" calcext:value-type="string">
            <text:p>This one got stomped, consider using default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19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ASM Directive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Directive</text:p>
          </table:table-cell>
          <table:table-cell office:value-type="string" calcext:value-type="string">
            <text:p>Match colors with F# mutable (255, 210, 28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FpuInstruction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FpuInstruction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Identifier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SM Identifier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Number</text:p>
          </table:table-cell>
          <table:table-cell office:value-type="float" office:value="181" calcext:value-type="float">
            <text:p>181</text:p>
          </table:table-cell>
          <table:table-cell office:value-type="float" office:value="206" calcext:value-type="float">
            <text:p>206</text:p>
          </table:table-cell>
          <table:table-cell office:value-type="float" office:value="168" calcext:value-type="float">
            <text:p>168</text:p>
          </table:table-cell>
          <table:table-cell table:number-columns-repeated="4"/>
          <table:table-cell office:value-type="string" calcext:value-type="string">
            <text:p>ASM Number</text:p>
          </table:table-cell>
          <table:table-cell office:value-type="string" calcext:value-type="string">
            <text:p>Match colors with "Number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Register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4"/>
          <table:table-cell office:value-type="string" calcext:value-type="string">
            <text:p>ASM Regist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SM SimdInstruction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ld</text:p>
          </table:table-cell>
          <table:table-cell office:value-type="string" calcext:value-type="string">
            <text:p>ASM SimdInstruction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M 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ASM String</text:p>
          </table:table-cell>
          <table:table-cell office:value-type="string" calcext:value-type="string">
            <text:p>Match colors with "String"</text:p>
          </table:table-cell>
          <table:table-cell table:number-columns-repeated="1011"/>
        </table:table-row>
        <table:table-row table:style-name="ro2">
          <table:table-cell table:style-name="Accent_20_3"/>
          <table:table-cell table:style-name="ce19" table:number-columns-repeated="6"/>
          <table:table-cell table:style-name="Accent_20_3" table:number-columns-repeated="3"/>
          <table:table-cell table:number-columns-repeated="1011"/>
        </table:table-row>
        <table:table-row table:style-name="ro2">
          <table:table-cell office:value-type="string" calcext:value-type="string">
            <text:p>C++ Function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Function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office:value-type="string" calcext:value-type="string">
            <text:p>CppControlKeywordSyntacticTokenFormat</text:p>
          </table:table-cell>
          <table:table-cell office:value-type="string" calcext:value-type="string">
            <text:p>Match with keyword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Local Variable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LocalVariable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Macros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table:number-columns-repeated="4"/>
          <table:table-cell office:value-type="string" calcext:value-type="string">
            <text:p>CppMacroSemanticTokenFormat</text:p>
          </table:table-cell>
          <table:table-cell office:value-type="string" calcext:value-type="string">
            <text:p>Match with keyword, consider using default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Member Function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MemberFunction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Parameters</text:p>
          </table:table-cell>
          <table:table-cell table:number-columns-repeated="3" office:value-type="float" office:value="200" calcext:value-type="float">
            <text:p>200</text:p>
          </table:table-cell>
          <table:table-cell table:number-columns-repeated="4"/>
          <table:table-cell office:value-type="string" calcext:value-type="string">
            <text:p>CppParameterSemanticTokenFormat</text:p>
          </table:table-cell>
          <table:table-cell office:value-type="string" calcext:value-type="string">
            <text:p>Match colors with baseline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tring – Delimiter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CppStringDelimiterCharacterSyntacticTokenFormat</text:p>
          </table:table-cell>
          <table:table-cell office:value-type="string" calcext:value-type="string">
            <text:p>Match colors with "String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tring – Escape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table:number-columns-repeated="4"/>
          <table:table-cell office:value-type="string" calcext:value-type="string">
            <text:p>CppStringEscapeCharacterSyntacticTokenFormat</text:p>
          </table:table-cell>
          <table:table-cell office:value-type="string" calcext:value-type="string">
            <text:p><text:span text:style-name="T1">Match colors with "String – Escape Character</text:span>"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++ Suggested Action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CppSuggestedActionFormat</text:p>
          </table:table-cell>
          <table:table-cell office:value-type="string" calcext:value-type="string">
            <text:p>Highlight?</text:p>
          </table:table-cell>
          <table:table-cell table:number-columns-repeated="1011"/>
        </table:table-row>
        <table:table-row table:style-name="ro2" table:number-rows-repeated="1048527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Text Editor v2" table:style-name="ta1">
        <table:table-column table:style-name="co1" table:default-cell-style-name="Default"/>
        <table:table-column table:style-name="co2" table:number-columns-repeated="6" table:default-cell-style-name="ce10"/>
        <table:table-column table:style-name="co2" table:default-cell-style-name="ce21"/>
        <table:table-column table:style-name="co2" table:default-cell-style-name="Default"/>
        <table:table-column table:style-name="co5" table:default-cell-style-name="Default"/>
        <table:table-column table:style-name="co2" table:number-columns-repeated="1004" table:default-cell-style-name="Default"/>
        <table:table-row table:style-name="ro2">
          <table:table-cell table:style-name="ce12" office:value-type="string" calcext:value-type="string">
            <text:p>Visual Studio 2022 Dark Theme Overrides</text:p>
          </table:table-cell>
          <table:table-cell table:style-name="ce4" office:value-type="string" calcext:value-type="string" table:number-columns-spanned="3" table:number-rows-spanned="1">
            <text:p>Foreground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4"/>
          <table:table-cell table:style-name="ce14"/>
          <table:table-cell table:style-name="ce11" table:number-columns-repeated="47"/>
          <table:table-cell table:style-name="ce25" table:number-columns-repeated="959"/>
        </table:table-row>
        <table:table-row table:style-name="ro2">
          <table:table-cell table:style-name="Accent" office:value-type="string" calcext:value-type="string">
            <text:p>Display item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Blue</text:p>
          </table:table-cell>
          <table:table-cell table:style-name="ce14" office:value-type="string" calcext:value-type="string">
            <text:p>Default</text:p>
          </table:table-cell>
          <table:table-cell table:style-name="Accent" office:value-type="string" calcext:value-type="string">
            <text:p>Bold</text:p>
          </table:table-cell>
          <table:table-cell table:style-name="Accent" office:value-type="string" calcext:value-type="string">
            <text:p>Category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lain Text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]=&quot;Default&quot;)OR([.B3]=&quot;&quot;))AND(([.E3]=&quot;Default&quot;)OR([.E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Visible White Space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spanned="3" table:number-rows-spanned="1"/>
          <table:covered-table-cell table:number-columns-repeated="2"/>
          <table:table-cell table:style-name="ce15" table:formula="of:=IF((([.B4]=&quot;Default&quot;)OR([.B4]=&quot;&quot;))AND(([.E4]=&quot;Default&quot;)OR([.E4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ace Matching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]=&quot;Default&quot;)OR([.B5]=&quot;&quot;))AND(([.E5]=&quot;Default&quot;)OR([.E5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ace Matching (Rectangle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6]=&quot;Default&quot;)OR([.B6]=&quot;&quot;))AND(([.E6]=&quot;Default&quot;)OR([.E6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/C++ User Keywor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]=&quot;Default&quot;)OR([.B7]=&quot;&quot;))AND(([.E7]=&quot;Default&quot;)OR([.E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Class Templat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]=&quot;Default&quot;)OR([.B8]=&quot;&quot;))AND(([.E8]=&quot;Default&quot;)OR([.E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Enumerato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]=&quot;Default&quot;)OR([.B9]=&quot;&quot;))AND(([.E9]=&quot;Default&quot;)OR([.E9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Event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]=&quot;Default&quot;)OR([.B10]=&quot;&quot;))AND(([.E10]=&quot;Default&quot;)OR([.E10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iel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]=&quot;Default&quot;)OR([.B11]=&quot;&quot;))AND(([.E11]=&quot;Default&quot;)OR([.E1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unctions Templat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]=&quot;Default&quot;)OR([.B12]=&quot;&quot;))AND(([.E12]=&quot;Default&quot;)OR([.E1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]=&quot;Default&quot;)OR([.B13]=&quot;&quot;))AND(([.E13]=&quot;Default&quot;)OR([.E13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4]=&quot;Default&quot;)OR([.B14]=&quot;&quot;))AND(([.E14]=&quot;Default&quot;)OR([.E14]=&quot;&quot;)); &quot;X&quot;; &quot;&quot;)">
            <text:p/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Labe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5]=&quot;Default&quot;)OR([.B15]=&quot;&quot;))AND(([.E15]=&quot;Default&quot;)OR([.E1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Local Variabl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6]=&quot;Default&quot;)OR([.B16]=&quot;&quot;))AND(([.E16]=&quot;Default&quot;)OR([.E1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acros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7]=&quot;Default&quot;)OR([.B17]=&quot;&quot;))AND(([.E17]=&quot;Default&quot;)OR([.E17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embe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8]=&quot;Default&quot;)OR([.B18]=&quot;&quot;))AND(([.E18]=&quot;Default&quot;)OR([.E1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Member Operato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9]=&quot;Default&quot;)OR([.B19]=&quot;&quot;))AND(([.E19]=&quot;Default&quot;)OR([.E19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Namespac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0]=&quot;Default&quot;)OR([.B20]=&quot;&quot;))AND(([.E20]=&quot;Default&quot;)OR([.E20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new/delete Operator Function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1]=&quot;Default&quot;)OR([.B21]=&quot;&quot;))AND(([.E21]=&quot;Default&quot;)OR([.E2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Operato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2]=&quot;Default&quot;)OR([.B22]=&quot;&quot;))AND(([.E22]=&quot;Default&quot;)OR([.E22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Paramete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3]=&quot;Default&quot;)OR([.B23]=&quot;&quot;))AND(([.E23]=&quot;Default&quot;)OR([.E23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Properti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4]=&quot;Default&quot;)OR([.B24]=&quot;&quot;))AND(([.E24]=&quot;Default&quot;)OR([.E24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atic Fiel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5]=&quot;Default&quot;)OR([.B25]=&quot;&quot;))AND(([.E25]=&quot;Default&quot;)OR([.E2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atic Member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6]=&quot;Default&quot;)OR([.B26]=&quot;&quot;))AND(([.E26]=&quot;Default&quot;)OR([.E2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ring – Delimiter Character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7]=&quot;Default&quot;)OR([.B27]=&quot;&quot;))AND(([.E27]=&quot;Default&quot;)OR([.E27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tring – Escape Character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28]=&quot;Default&quot;)OR([.B28]=&quot;&quot;))AND(([.E28]=&quot;Default&quot;)OR([.E28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Suggested Action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office:value-type="float" office:value="125" calcext:value-type="float">
            <text:p>125</text:p>
          </table:table-cell>
          <table:table-cell table:number-columns-spanned="3" table:number-rows-spanned="1"/>
          <table:covered-table-cell table:number-columns-repeated="2"/>
          <table:table-cell table:style-name="ce15" table:formula="of:=IF((([.B29]=&quot;Default&quot;)OR([.B29]=&quot;&quot;))AND(([.E29]=&quot;Default&quot;)OR([.E29]=&quot;&quot;)); &quot;X&quot;; &quot;&quot;)">
            <text:p/>
          </table:table-cell>
          <table:table-cell/>
          <table:table-cell office:value-type="string" calcext:value-type="string">
            <text:p>Squiggles-Gree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Defined Literals (Number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0]=&quot;Default&quot;)OR([.B30]=&quot;&quot;))AND(([.E30]=&quot;Default&quot;)OR([.E30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Defined Literals (Raw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1]=&quot;Default&quot;)OR([.B31]=&quot;&quot;))AND(([.E31]=&quot;Default&quot;)OR([.E31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Defined Literals (String)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2]=&quot;Default&quot;)OR([.B32]=&quot;&quot;))AND(([.E32]=&quot;Default&quot;)OR([.E32]=&quot;&quot;)); &quot;X&quot;; &quot;&quot;)">
            <text:p/>
          </table:table-cell>
          <table:table-cell/>
          <table:table-cell office:value-type="string" calcext:value-type="string">
            <text:p>(Transparent)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3]=&quot;Default&quot;)OR([.B33]=&quot;&quot;))AND(([.E33]=&quot;Default&quot;)OR([.E3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Generic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4]=&quot;Default&quot;)OR([.B34]=&quot;&quot;))AND(([.E34]=&quot;Default&quot;)OR([.E3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References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5]=&quot;Default&quot;)OR([.B35]=&quot;&quot;))AND(([.E35]=&quot;Default&quot;)OR([.E3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User Types (Value Types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6]=&quot;Default&quot;)OR([.B36]=&quot;&quot;))AND(([.E36]=&quot;Default&quot;)OR([.E3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++ Variables</text:p>
          </table:table-cell>
          <table:table-cell office:value-type="float" office:value="255" calcext:value-type="float">
            <text:p>255</text:p>
          </table:table-cell>
          <table:table-cell office:value-type="float" office:value="210" calcext:value-type="float">
            <text:p>2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7]=&quot;Default&quot;)OR([.B37]=&quot;&quot;))AND(([.E37]=&quot;Default&quot;)OR([.E37]=&quot;&quot;)); &quot;X&quot;; &quot;&quot;)">
            <text:p/>
          </table:table-cell>
          <table:table-cell/>
          <table:table-cell office:value-type="string" calcext:value-type="string">
            <text:p>Caution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8]=&quot;Default&quot;)OR([.B38]=&quot;&quot;))AND(([.E38]=&quot;Default&quot;)OR([.E38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39]=&quot;Default&quot;)OR([.B39]=&quot;&quot;))AND(([.E39]=&quot;Default&quot;)OR([.E39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0]=&quot;Default&quot;)OR([.B40]=&quot;&quot;))AND(([.E40]=&quot;Default&quot;)OR([.E4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Property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1]=&quot;Default&quot;)OR([.B41]=&quot;&quot;))AND(([.E41]=&quot;Default&quot;)OR([.E4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Property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2]=&quot;Default&quot;)OR([.B42]=&quot;&quot;))AND(([.E42]=&quot;Default&quot;)OR([.E4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Selector</text:p>
          </table:table-cell>
          <table:table-cell office:value-type="float" office:value="233" calcext:value-type="float">
            <text:p>233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3]=&quot;Default&quot;)OR([.B43]=&quot;&quot;))AND(([.E43]=&quot;Default&quot;)OR([.E43]=&quot;&quot;)); &quot;X&quot;; &quot;&quot;)">
            <text:p/>
          </table:table-cell>
          <table:table-cell/>
          <table:table-cell office:value-type="string" calcext:value-type="string">
            <text:p>Caution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SS 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4]=&quot;Default&quot;)OR([.B44]=&quot;&quot;))AND(([.E44]=&quot;Default&quot;)OR([.E44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xcluded Cod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5]=&quot;Default&quot;)OR([.B45]=&quot;&quot;))AND(([.E45]=&quot;Default&quot;)OR([.E45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Typ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6]=&quot;Default&quot;)OR([.B46]=&quot;&quot;))AND(([.E46]=&quot;Default&quot;)OR([.E46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Values (locals)</text:p>
          </table:table-cell>
          <table:table-cell office:value-type="float" office:value="255" calcext:value-type="float">
            <text:p>255</text:p>
          </table:table-cell>
          <table:table-cell office:value-type="float" office:value="240" calcext:value-type="float">
            <text:p>24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7]=&quot;Default&quot;)OR([.B47]=&quot;&quot;))AND(([.E47]=&quot;Default&quot;)OR([.E47]=&quot;&quot;)); &quot;X&quot;; &quot;&quot;)">
            <text:p/>
          </table:table-cell>
          <table:table-cell/>
          <table:table-cell office:value-type="string" calcext:value-type="string">
            <text:p>Caution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Disposable Values (top-level)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8]=&quot;Default&quot;)OR([.B48]=&quot;&quot;))AND(([.E48]=&quot;Default&quot;)OR([.E4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Function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49]=&quot;Default&quot;)OR([.B49]=&quot;&quot;))AND(([.E49]=&quot;Default&quot;)OR([.E49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Mutable Variables / Reference Call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0]=&quot;Default&quot;)OR([.B50]=&quot;&quot;))AND(([.E50]=&quot;Default&quot;)OR([.E5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Caution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# Printf Format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1]=&quot;Default&quot;)OR([.B51]=&quot;&quot;))AND(([.E51]=&quot;Default&quot;)OR([.E51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nd Match Highlight</text:p>
          </table:table-cell>
          <table:table-cell table:number-columns-spanned="3" table:number-rows-spanned="1"/>
          <table:covered-table-cell table:number-columns-repeated="2"/>
          <table:table-cell office:value-type="float" office:value="255" calcext:value-type="float">
            <text:p>255</text:p>
          </table:table-cell>
          <table:table-cell office:value-type="float" office:value="64" calcext:value-type="float">
            <text:p>64</text:p>
          </table:table-cell>
          <table:table-cell office:value-type="float" office:value="255" calcext:value-type="float">
            <text:p>255</text:p>
          </table:table-cell>
          <table:table-cell table:style-name="ce15" table:formula="of:=IF((([.B52]=&quot;Default&quot;)OR([.B52]=&quot;&quot;))AND(([.E52]=&quot;Default&quot;)OR([.E52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ind Scope Highlight</text:p>
          </table:table-cell>
          <table:table-cell table:number-columns-spanned="3" table:number-rows-spanned="1"/>
          <table:covered-table-cell table:number-columns-repeated="2"/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style-name="ce15" table:formula="of:=IF((([.B53]=&quot;Default&quot;)OR([.B53]=&quot;&quot;))AND(([.E53]=&quot;Default&quot;)OR([.E53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Definition</text:p>
          </table:table-cell>
          <table:table-cell table:number-columns-repeated="6" office:value-type="float" office:value="80" calcext:value-type="float">
            <text:p>80</text:p>
          </table:table-cell>
          <table:table-cell table:style-name="ce15" table:formula="of:=IF((([.B54]=&quot;Default&quot;)OR([.B54]=&quot;&quot;))AND(([.E54]=&quot;Default&quot;)OR([.E54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Referenc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5]=&quot;Default&quot;)OR([.B55]=&quot;&quot;))AND(([.E55]=&quot;Default&quot;)OR([.E55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ighlighted Written Referenc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table:number-columns-repeated="3" office:value-type="float" office:value="80" calcext:value-type="float">
            <text:p>80</text:p>
          </table:table-cell>
          <table:table-cell table:style-name="ce15" table:formula="of:=IF((([.B56]=&quot;Default&quot;)OR([.B56]=&quot;&quot;))AND(([.E56]=&quot;Default&quot;)OR([.E56]=&quot;&quot;)); &quot;X&quot;; &quot;&quot;)">
            <text:p/>
          </table:table-cell>
          <table:table-cell/>
          <table:table-cell office:value-type="string" calcext:value-type="string">
            <text:p>Muted-Highligh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Attribute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7]=&quot;Default&quot;)OR([.B57]=&quot;&quot;))AND(([.E57]=&quot;Default&quot;)OR([.E5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Attribute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8]=&quot;Default&quot;)OR([.B58]=&quot;&quot;))AND(([.E58]=&quot;Default&quot;)OR([.E5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Separato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59]=&quot;Default&quot;)OR([.B59]=&quot;&quot;))AND(([.E59]=&quot;Default&quot;)OR([.E59]=&quot;&quot;)); &quot;X&quot;; &quot;&quot;)" office:value-type="string" office:string-value="X" calcext:value-type="string">
            <text:p>X</text:p>
          </table:table-cell>
          <table:table-cell office:value-type="string" calcext:value-type="string">
            <text:p>Uncheck</text:p>
          </table:table-cell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Tag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0]=&quot;Default&quot;)OR([.B60]=&quot;&quot;))AND(([.E60]=&quot;Default&quot;)OR([.E60]=&quot;&quot;)); &quot;X&quot;; &quot;&quot;)">
            <text:p/>
          </table:table-cell>
          <table:table-cell office:value-type="string" calcext:value-type="string">
            <text:p>Uncheck</text:p>
          </table:table-cell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lient Template Value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1]=&quot;Default&quot;)OR([.B61]=&quot;&quot;))AND(([.E61]=&quot;Default&quot;)OR([.E61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2]=&quot;Default&quot;)OR([.B62]=&quot;&quot;))AND(([.E62]=&quot;Default&quot;)OR([.E62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Element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3]=&quot;Default&quot;)OR([.B63]=&quot;&quot;))AND(([.E63]=&quot;Default&quot;)OR([.E6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Entity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4]=&quot;Default&quot;)OR([.B64]=&quot;&quot;))AND(([.E64]=&quot;Default&quot;)OR([.E64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Operator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5]=&quot;Default&quot;)OR([.B65]=&quot;&quot;))AND(([.E65]=&quot;Default&quot;)OR([.E65]=&quot;&quot;)); &quot;X&quot;; &quot;&quot;)">
            <text:p/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TML Tag Delimit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6]=&quot;Default&quot;)OR([.B66]=&quot;&quot;))AND(([.E66]=&quot;Default&quot;)OR([.E6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dentifi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7]=&quot;Default&quot;)OR([.B67]=&quot;&quot;))AND(([.E67]=&quot;Default&quot;)OR([.E6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Inline Rename Field Text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style-name="ce15" table:formula="of:=IF((([.B68]=&quot;Default&quot;)OR([.B68]=&quot;&quot;))AND(([.E68]=&quot;Default&quot;)OR([.E68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JSON Property Name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69]=&quot;Default&quot;)OR([.B69]=&quot;&quot;))AND(([.E69]=&quot;Default&quot;)OR([.E69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0]=&quot;Default&quot;)OR([.B70]=&quot;&quot;))AND(([.E70]=&quot;Default&quot;)OR([.E7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eyword – Control</text:p>
          </table:table-cell>
          <table:table-cell office:value-type="float" office:value="86" calcext:value-type="float">
            <text:p>86</text:p>
          </table:table-cell>
          <table:table-cell office:value-type="float" office:value="156" calcext:value-type="float">
            <text:p>15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1]=&quot;Default&quot;)OR([.B71]=&quot;&quot;))AND(([.E71]=&quot;Default&quot;)OR([.E71]=&quot;&quot;)); &quot;X&quot;; &quot;&quot;)">
            <text:p/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iteral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2]=&quot;Default&quot;)OR([.B72]=&quot;&quot;))AND(([.E72]=&quot;Default&quot;)OR([.E7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Numb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3]=&quot;Default&quot;)OR([.B73]=&quot;&quot;))AND(([.E73]=&quot;Default&quot;)OR([.E7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Numeric-Litera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perator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4]=&quot;Default&quot;)OR([.B74]=&quot;&quot;))AND(([.E74]=&quot;Default&quot;)OR([.E74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perator – Overloaded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5]=&quot;Default&quot;)OR([.B75]=&quot;&quot;))AND(([.E75]=&quot;Default&quot;)OR([.E7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reprocessor Keyword</text:p>
          </table:table-cell>
          <table:table-cell table:number-columns-repeated="3" table:style-name="Default" office:value-type="float" office:value="160" calcext:value-type="float">
            <text:p>16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6]=&quot;Default&quot;)OR([.B76]=&quot;&quot;))AND(([.E76]=&quot;Default&quot;)OR([.E76]=&quot;&quot;)); &quot;X&quot;; &quot;&quot;)">
            <text:p/>
          </table:table-cell>
          <table:table-cell/>
          <table:table-cell office:value-type="string" calcext:value-type="string">
            <text:p>Muted-Preprocesso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Mixin Declaration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7]=&quot;Default&quot;)OR([.B77]=&quot;&quot;))AND(([.E77]=&quot;Default&quot;)OR([.E77]=&quot;&quot;)); &quot;X&quot;; &quot;&quot;)">
            <text:p/>
          </table:table-cell>
          <table:table-cell/>
          <table:table-cell office:value-type="string" calcext:value-type="string">
            <text:p>Type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Mixin Reference</text:p>
          </table:table-cell>
          <table:table-cell office:value-type="float" office:value="124" calcext:value-type="float">
            <text:p>124</text:p>
          </table:table-cell>
          <table:table-cell office:value-type="float" office:value="216" calcext:value-type="float">
            <text:p>21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8]=&quot;Default&quot;)OR([.B78]=&quot;&quot;))AND(([.E78]=&quot;Default&quot;)OR([.E78]=&quot;&quot;)); &quot;X&quot;; &quot;&quot;)">
            <text:p/>
          </table:table-cell>
          <table:table-cell/>
          <table:table-cell office:value-type="string" calcext:value-type="string">
            <text:p>Type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Variable Declaration</text:p>
          </table:table-cell>
          <table:table-cell office:value-type="float" office:value="214" calcext:value-type="float">
            <text:p>214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79]=&quot;Default&quot;)OR([.B79]=&quot;&quot;))AND(([.E79]=&quot;Default&quot;)OR([.E79]=&quot;&quot;)); &quot;X&quot;; &quot;&quot;)">
            <text:p/>
          </table:table-cell>
          <table:table-cell/>
          <table:table-cell office:value-type="string" calcext:value-type="string">
            <text:p>Variable-A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SS Variable Reference</text:p>
          </table:table-cell>
          <table:table-cell office:value-type="float" office:value="214" calcext:value-type="float">
            <text:p>214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0]=&quot;Default&quot;)OR([.B80]=&quot;&quot;))AND(([.E80]=&quot;Default&quot;)OR([.E80]=&quot;&quot;)); &quot;X&quot;; &quot;&quot;)">
            <text:p/>
          </table:table-cell>
          <table:table-cell/>
          <table:table-cell office:value-type="string" calcext:value-type="string">
            <text:p>Variable-A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1]=&quot;Default&quot;)OR([.B81]=&quot;&quot;))AND(([.E81]=&quot;Default&quot;)OR([.E81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 – Escape Character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2]=&quot;Default&quot;)OR([.B82]=&quot;&quot;))AND(([.E82]=&quot;Default&quot;)OR([.E82]=&quot;&quot;)); &quot;X&quot;; &quot;&quot;)">
            <text:p/>
          </table:table-cell>
          <table:table-cell/>
          <table:table-cell office:value-type="string" calcext:value-type="string">
            <text:p>String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ring – Verbatim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3]=&quot;Default&quot;)OR([.B83]=&quot;&quot;))AND(([.E83]=&quot;Default&quot;)OR([.E83]=&quot;&quot;)); &quot;X&quot;; &quot;&quot;)">
            <text:p/>
          </table:table-cell>
          <table:table-cell/>
          <table:table-cell office:value-type="string" calcext:value-type="string">
            <text:p>String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yntax Err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spanned="3" table:number-rows-spanned="1"/>
          <table:covered-table-cell table:number-columns-repeated="2"/>
          <table:table-cell table:style-name="ce15"/>
          <table:table-cell/>
          <table:table-cell office:value-type="string" calcext:value-type="string">
            <text:p>Squiggles-R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ck Changes after save</text:p>
          </table:table-cell>
          <table:table-cell table:number-columns-spanned="3" table:number-rows-spanned="1"/>
          <table:covered-table-cell table:number-columns-repeated="2"/>
          <table:table-cell table:number-columns-repeated="3" office:value-type="float" office:value="96" calcext:value-type="float">
            <text:p>96</text:p>
          </table:table-cell>
          <table:table-cell table:style-name="ce15" table:formula="of:=IF((([.B85]=&quot;Default&quot;)OR([.B85]=&quot;&quot;))AND(([.E85]=&quot;Default&quot;)OR([.E85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ck Changes before save</text:p>
          </table:table-cell>
          <table:table-cell table:number-columns-spanned="3" table:number-rows-spanned="1"/>
          <table:covered-table-cell table:number-columns-repeated="2"/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15" table:formula="of:=IF((([.B86]=&quot;Default&quot;)OR([.B86]=&quot;&quot;))AND(([.E86]=&quot;Default&quot;)OR([.E86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ck reverted changes</text:p>
          </table:table-cell>
          <table:table-cell table:number-columns-spanned="3" table:number-rows-spanned="1"/>
          <table:covered-table-cell table:number-columns-repeated="2"/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255" calcext:value-type="float">
            <text:p>255</text:p>
          </table:table-cell>
          <table:table-cell table:style-name="ce15" table:formula="of:=IF((([.B87]=&quot;Default&quot;)OR([.B87]=&quot;&quot;))AND(([.E87]=&quot;Default&quot;)OR([.E87]=&quot;&quot;)); &quot;X&quot;; &quot;&quot;)">
            <text:p/>
          </table:table-cell>
          <table:table-cell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8]=&quot;Default&quot;)OR([.B88]=&quot;&quot;))AND(([.E88]=&quot;Default&quot;)OR([.E8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Constan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89]=&quot;Default&quot;)OR([.B89]=&quot;&quot;))AND(([.E89]=&quot;Default&quot;)OR([.E8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num Member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0]=&quot;Default&quot;)OR([.B90]=&quot;&quot;))AND(([.E90]=&quot;Default&quot;)OR([.E9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ven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1]=&quot;Default&quot;)OR([.B91]=&quot;&quot;))AND(([.E91]=&quot;Default&quot;)OR([.E9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Extension Method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2]=&quot;Default&quot;)OR([.B92]=&quot;&quot;))AND(([.E92]=&quot;Default&quot;)OR([.E9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Fiel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3]=&quot;Default&quot;)OR([.B93]=&quot;&quot;))AND(([.E93]=&quot;Default&quot;)OR([.E9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Label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4]=&quot;Default&quot;)OR([.B94]=&quot;&quot;))AND(([.E94]=&quot;Default&quot;)OR([.E9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Local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5]=&quot;Default&quot;)OR([.B95]=&quot;&quot;))AND(([.E95]=&quot;Default&quot;)OR([.E95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Method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6]=&quot;Default&quot;)OR([.B96]=&quot;&quot;))AND(([.E96]=&quot;Default&quot;)OR([.E96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Namespac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7]=&quot;Default&quot;)OR([.B97]=&quot;&quot;))AND(([.E97]=&quot;Default&quot;)OR([.E97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Parameter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8]=&quot;Default&quot;)OR([.B98]=&quot;&quot;))AND(([.E98]=&quot;Default&quot;)OR([.E98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Members – Properti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99]=&quot;Default&quot;)OR([.B99]=&quot;&quot;))AND(([.E99]=&quot;Default&quot;)OR([.E9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Class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0]=&quot;Default&quot;)OR([.B100]=&quot;&quot;))AND(([.E100]=&quot;Default&quot;)OR([.E100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Delegat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1]=&quot;Default&quot;)OR([.B101]=&quot;&quot;))AND(([.E101]=&quot;Default&quot;)OR([.E101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Enum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2]=&quot;Default&quot;)OR([.B102]=&quot;&quot;))AND(([.E102]=&quot;Default&quot;)OR([.E102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Interfac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3]=&quot;Default&quot;)OR([.B103]=&quot;&quot;))AND(([.E103]=&quot;Default&quot;)OR([.E103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Module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4]=&quot;Default&quot;)OR([.B104]=&quot;&quot;))AND(([.E104]=&quot;Default&quot;)OR([.E104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Record Struct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5]=&quot;Default&quot;)OR([.B105]=&quot;&quot;))AND(([.E105]=&quot;Default&quot;)OR([.E10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Records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6]=&quot;Default&quot;)OR([.B106]=&quot;&quot;))AND(([.E106]=&quot;Default&quot;)OR([.E106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Structure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7]=&quot;Default&quot;)OR([.B107]=&quot;&quot;))AND(([.E107]=&quot;Default&quot;)OR([.E107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User Types – Type Parameters</text:p>
          </table:table-cell>
          <table:table-cell office:value-type="float" office:value="78" calcext:value-type="float">
            <text:p>78</text:p>
          </table:table-cell>
          <table:table-cell office:value-type="float" office:value="201" calcext:value-type="float">
            <text:p>20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08]=&quot;Default&quot;)OR([.B108]=&quot;&quot;))AND(([.E108]=&quot;Default&quot;)OR([.E108]=&quot;&quot;)); &quot;X&quot;; &quot;&quot;)">
            <text:p/>
          </table:table-cell>
          <table:table-cell/>
          <table:table-cell office:value-type="string" calcext:value-type="string">
            <text:p>Type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arning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style-name="ce15" table:formula="of:=IF((([.B109]=&quot;Default&quot;)OR([.B109]=&quot;&quot;))AND(([.E109]=&quot;Default&quot;)OR([.E10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Squiggles-Green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</text:p>
          </table:table-cell>
          <table:table-cell office:value-type="float" office:value="156" calcext:value-type="float">
            <text:p>156</text:p>
          </table:table-cell>
          <table:table-cell office:value-type="float" office:value="220" calcext:value-type="float">
            <text:p>22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0]=&quot;Default&quot;)OR([.B110]=&quot;&quot;))AND(([.E110]=&quot;Default&quot;)OR([.E110]=&quot;&quot;)); &quot;X&quot;; &quot;&quot;)">
            <text:p/>
          </table:table-cell>
          <table:table-cell/>
          <table:table-cell office:value-type="string" calcext:value-type="string">
            <text:p>Keyword-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 Quotes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1]=&quot;Default&quot;)OR([.B111]=&quot;&quot;))AND(([.E111]=&quot;Default&quot;)OR([.E11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Attribute Value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2]=&quot;Default&quot;)OR([.B112]=&quot;&quot;))AND(([.E112]=&quot;Default&quot;)OR([.E112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CData Section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3]=&quot;Default&quot;)OR([.B113]=&quot;&quot;))AND(([.E113]=&quot;Default&quot;)OR([.E113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Caution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4]=&quot;Default&quot;)OR([.B114]=&quot;&quot;))AND(([.E114]=&quot;Default&quot;)OR([.E114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elimiter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5]=&quot;Default&quot;)OR([.B115]=&quot;&quot;))AND(([.E115]=&quot;Default&quot;)OR([.E115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Muted-Delimiter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6]=&quot;Default&quot;)OR([.B116]=&quot;&quot;))AND(([.E116]=&quot;Default&quot;)OR([.E116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Nam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7]=&quot;Default&quot;)OR([.B117]=&quot;&quot;))AND(([.E117]=&quot;Default&quot;)OR([.E117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Quotes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8]=&quot;Default&quot;)OR([.B118]=&quot;&quot;))AND(([.E118]=&quot;Default&quot;)OR([.E118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Attribute Valu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19]=&quot;Default&quot;)OR([.B119]=&quot;&quot;))AND(([.E119]=&quot;Default&quot;)OR([.E119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CData Section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0]=&quot;Default&quot;)OR([.B120]=&quot;&quot;))AND(([.E120]=&quot;Default&quot;)OR([.E120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Commen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1]=&quot;Default&quot;)OR([.B121]=&quot;&quot;))AND(([.E121]=&quot;Default&quot;)OR([.E121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Delimiter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2]=&quot;Default&quot;)OR([.B122]=&quot;&quot;))AND(([.E122]=&quot;Default&quot;)OR([.E122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Entity Referenc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3]=&quot;Default&quot;)OR([.B123]=&quot;&quot;))AND(([.E123]=&quot;Default&quot;)OR([.E123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Name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4]=&quot;Default&quot;)OR([.B124]=&quot;&quot;))AND(([.E124]=&quot;Default&quot;)OR([.E124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Processing Instruction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5]=&quot;Default&quot;)OR([.B125]=&quot;&quot;))AND(([.E125]=&quot;Default&quot;)OR([.E125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Comments – Text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6]=&quot;Default&quot;)OR([.B126]=&quot;&quot;))AND(([.E126]=&quot;Default&quot;)OR([.E126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Doc Tag</text:p>
          </table:table-cell>
          <table:table-cell table:number-columns-repeated="3" office:value-type="float" office:value="96" calcext:value-type="float">
            <text:p>96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7]=&quot;Default&quot;)OR([.B127]=&quot;&quot;))AND(([.E127]=&quot;Default&quot;)OR([.E127]=&quot;&quot;)); &quot;X&quot;; &quot;&quot;)">
            <text:p/>
          </table:table-cell>
          <table:table-cell/>
          <table:table-cell office:value-type="string" calcext:value-type="string">
            <text:p>Muted-Commen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Keyword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8]=&quot;Default&quot;)OR([.B128]=&quot;&quot;))AND(([.E128]=&quot;Default&quot;)OR([.E128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Name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29]=&quot;Default&quot;)OR([.B129]=&quot;&quot;))AND(([.E129]=&quot;Default&quot;)OR([.E129]=&quot;&quot;)); &quot;X&quot;; &quot;&quot;)" office:value-type="string" office:string-value="X" calcext:value-type="string">
            <text:p>X</text:p>
          </table:table-cell>
          <table:table-cell/>
          <table:table-cell office:value-type="string" calcext:value-type="string">
            <text:p>Keyword-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Processing Instruction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0]=&quot;Default&quot;)OR([.B130]=&quot;&quot;))AND(([.E130]=&quot;Default&quot;)OR([.E130]=&quot;&quot;)); &quot;X&quot;; &quot;&quot;)">
            <text:p/>
          </table:table-cell>
          <table:table-cell/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ML Text</text:p>
          </table:table-cell>
          <table:table-cell office:value-type="string" calcext:value-type="string" table:number-columns-spanned="3" table:number-rows-spanned="1">
            <text:p>Automatic</text:p>
          </table:table-cell>
          <table:covered-table-cell table:number-columns-repeated="2"/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1]=&quot;Default&quot;)OR([.B131]=&quot;&quot;))AND(([.E131]=&quot;Default&quot;)OR([.E131]=&quot;&quot;)); &quot;X&quot;; &quot;&quot;)">
            <text:p/>
          </table:table-cell>
          <table:table-cell/>
          <table:table-cell office:value-type="string" calcext:value-type="string">
            <text:p>Baselin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XSLT Keyword</text:p>
          </table:table-cell>
          <table:table-cell office:value-type="float" office:value="224" calcext:value-type="float">
            <text:p>224</text:p>
          </table:table-cell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 table:number-columns-spanned="3" table:number-rows-spanned="1">
            <text:p>Default</text:p>
          </table:table-cell>
          <table:covered-table-cell table:number-columns-repeated="2"/>
          <table:table-cell table:style-name="ce15" table:formula="of:=IF((([.B132]=&quot;Default&quot;)OR([.B132]=&quot;&quot;))AND(([.E132]=&quot;Default&quot;)OR([.E132]=&quot;&quot;)); &quot;X&quot;; &quot;&quot;)">
            <text:p/>
          </table:table-cell>
          <table:table-cell/>
          <table:table-cell office:value-type="string" calcext:value-type="string">
            <text:p>String-3</text:p>
          </table:table-cell>
          <table:table-cell table:number-columns-repeated="1004"/>
        </table:table-row>
        <table:table-row table:style-name="ro2" table:number-rows-repeated="1048443">
          <table:table-cell table:number-columns-repeated="1014"/>
        </table:table-row>
        <table:table-row table:style-name="ro2">
          <table:table-cell table:number-columns-repeated="1014"/>
        </table:table-row>
      </table:table>
      <table:named-expressions/>
      <table:database-ranges>
        <table:database-range table:name="__Anonymous_Sheet_DB__0" table:target-range-address="Categories.A1:Categories.A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Text Editor v2'.A1:'Text Editor v2'.J13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Consolas" svg:font-family="Consolas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onsolas" fo:font-family="Consolas" style:font-style-name="Regular" style:font-family-generic="modern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scale-to="6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0T20:52:12.227000000</meta:creation-date>
    <dc:date>2023-05-30T20:54:06.937000000</dc:date>
    <meta:editing-duration>P3DT2M21S</meta:editing-duration>
    <meta:editing-cycles>587</meta:editing-cycles>
    <meta:generator>LibreOffice/7.4.3.2$Windows_X86_64 LibreOffice_project/1048a8393ae2eeec98dff31b5c133c5f1d08b890</meta:generator>
    <meta:document-statistic meta:table-count="3" meta:cell-count="1156" meta:object-count="0"/>
  </office:meta>
</office:document-meta>
</file>